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officeooo:paragraph-rsid="001b8646"/>
    </style:style>
    <style:style style:name="P3" style:family="paragraph" style:parent-style-name="Standard">
      <style:paragraph-properties fo:line-height="115%" fo:text-align="justify" style:justify-single-word="false"/>
      <style:text-properties officeooo:paragraph-rsid="00131a0d"/>
    </style:style>
    <style:style style:name="P4" style:family="paragraph" style:parent-style-name="Standard">
      <style:paragraph-properties fo:line-height="115%" fo:text-align="justify" style:justify-single-word="false"/>
      <style:text-properties officeooo:paragraph-rsid="002b7b8a"/>
    </style:style>
    <style:style style:name="P5" style:family="paragraph" style:parent-style-name="Standard">
      <style:paragraph-properties fo:text-align="center" style:justify-single-word="false"/>
      <style:text-properties fo:font-size="14pt" fo:font-style="normal" officeooo:rsid="0018f4ad" officeooo:paragraph-rsid="00131a0d" fo:background-color="transparent"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font-size="14pt" officeooo:rsid="000e41a3" officeooo:paragraph-rsid="000c4430" fo:background-color="transparent" style:font-size-asian="14pt" style:font-size-complex="14pt"/>
    </style:style>
    <style:style style:name="P7" style:family="paragraph" style:parent-style-name="Standard">
      <style:paragraph-properties fo:text-align="center" style:justify-single-word="false"/>
      <style:text-properties fo:font-size="14pt" officeooo:rsid="000e41a3" officeooo:paragraph-rsid="000c4430" fo:background-color="transparent" style:font-size-asian="14pt" style:font-size-complex="14pt"/>
    </style:style>
    <style:style style:name="P8" style:family="paragraph" style:parent-style-name="Standard">
      <style:paragraph-properties fo:text-align="center" style:justify-single-word="false"/>
      <style:text-properties fo:font-size="14pt" officeooo:paragraph-rsid="0003449f" style:font-size-asian="14pt" style:font-size-complex="14pt"/>
    </style:style>
    <style:style style:name="P9" style:family="paragraph" style:parent-style-name="Standard">
      <style:paragraph-properties fo:text-align="justify" style:justify-single-word="false"/>
      <style:text-properties fo:font-size="14pt" officeooo:rsid="0009ca46" officeooo:paragraph-rsid="0003449f" style:font-size-asian="14pt" style:font-size-complex="14pt"/>
    </style:style>
    <style:style style:name="P10" style:family="paragraph" style:parent-style-name="Standard">
      <style:paragraph-properties fo:line-height="115%" fo:text-align="justify" style:justify-single-word="false"/>
      <style:text-properties fo:font-size="12pt" officeooo:paragraph-rsid="00225216" style:font-size-asian="12pt" style:font-size-complex="12pt"/>
    </style:style>
    <style:style style:name="P11" style:family="paragraph" style:parent-style-name="Standard">
      <style:paragraph-properties fo:line-height="115%" fo:text-align="justify" style:justify-single-word="false"/>
      <style:text-properties fo:font-size="12pt" officeooo:paragraph-rsid="000c4430" style:font-size-asian="12pt" style:font-size-complex="12pt"/>
    </style:style>
    <style:style style:name="P12" style:family="paragraph" style:parent-style-name="Standard">
      <style:paragraph-properties fo:line-height="115%" fo:text-align="justify" style:justify-single-word="false"/>
      <style:text-properties fo:font-size="12pt" officeooo:paragraph-rsid="000a248b" style:font-size-asian="12pt" style:font-size-complex="12pt"/>
    </style:style>
    <style:style style:name="P13" style:family="paragraph" style:parent-style-name="Standard">
      <style:paragraph-properties fo:text-align="justify"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14" style:family="paragraph" style:parent-style-name="Standard">
      <style:paragraph-properties fo:text-align="center"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officeooo:paragraph-rsid="00131a0d"/>
    </style:style>
    <style:style style:name="P16" style:family="paragraph" style:parent-style-name="Standard">
      <style:paragraph-properties fo:text-align="center" style:justify-single-word="false"/>
    </style:style>
    <style:style style:name="P17" style:family="paragraph" style:parent-style-name="Standard">
      <style:paragraph-properties fo:margin-top="0.101cm" fo:margin-bottom="0.101cm" loext:contextual-spacing="false" fo:line-height="115%" fo:text-align="justify" style:justify-single-word="false"/>
      <style:text-properties fo:font-size="12pt" fo:font-style="normal" officeooo:rsid="001dcf56" officeooo:paragraph-rsid="001dcf56" fo:background-color="transparent" style:font-size-asian="10.5pt" style:font-style-asian="normal" style:font-size-complex="12pt" style:font-style-complex="normal"/>
    </style:style>
    <style:style style:name="P18" style:family="paragraph" style:parent-style-name="Standard">
      <style:paragraph-properties fo:margin-top="0.101cm" fo:margin-bottom="0.101cm" loext:contextual-spacing="false" fo:line-height="115%" fo:text-align="justify" style:justify-single-word="false"/>
      <style:text-properties officeooo:rsid="001c7f99" officeooo:paragraph-rsid="001dcf56"/>
    </style:style>
    <style:style style:name="P19" style:family="paragraph" style:parent-style-name="Standard">
      <style:paragraph-properties fo:margin-top="0.101cm" fo:margin-bottom="0.101cm" loext:contextual-spacing="false" fo:line-height="115%" fo:text-align="center" style:justify-single-word="false"/>
      <style:text-properties fo:font-size="14pt" officeooo:rsid="000e41a3" officeooo:paragraph-rsid="000c4430" fo:background-color="transparent" style:font-size-asian="14pt" style:font-size-complex="14pt"/>
    </style:style>
    <style:style style:name="P20" style:family="paragraph" style:parent-style-name="Standard">
      <style:paragraph-properties fo:line-height="115%" fo:text-align="justify" style:justify-single-word="false"/>
      <style:text-properties fo:font-size="12pt" officeooo:rsid="00289d1e" fo:background-color="transparent" style:font-size-asian="10.5pt" style:font-size-complex="12pt"/>
    </style:style>
    <style:style style:name="P21" style:family="paragraph" style:parent-style-name="Standard">
      <style:paragraph-properties fo:line-height="115%" fo:text-align="justify" style:justify-single-word="false"/>
      <style:text-properties fo:font-size="12pt" fo:font-style="normal" officeooo:rsid="002b7b8a" officeooo:paragraph-rsid="002b7b8a" fo:background-color="transparent" style:font-size-asian="10.5pt" style:font-style-asian="normal" style:font-size-complex="12pt" style:font-style-complex="normal"/>
    </style:style>
    <style:style style:name="P22" style:family="paragraph" style:parent-style-name="Standard">
      <style:paragraph-properties fo:line-height="115%" fo:text-align="center" style:justify-single-word="false"/>
      <style:text-properties fo:font-size="14pt" officeooo:rsid="00289d1e" fo:background-color="transparent" style:font-size-asian="14pt" style:font-size-complex="14pt"/>
    </style:style>
    <style:style style:name="P23" style:family="paragraph" style:parent-style-name="Standard">
      <style:paragraph-properties fo:line-height="115%" fo:text-align="justify" style:justify-single-word="false"/>
      <style:text-properties officeooo:paragraph-rsid="002e5cb2"/>
    </style:style>
    <style:style style:name="P24" style:family="paragraph" style:parent-style-name="Standard">
      <style:paragraph-properties fo:line-height="115%" fo:text-align="justify" style:justify-single-word="false"/>
      <style:text-properties officeooo:rsid="002f9c47" officeooo:paragraph-rsid="002f9c47"/>
    </style:style>
    <style:style style:name="T1" style:family="text">
      <style:text-properties officeooo:rsid="0003449f"/>
    </style:style>
    <style:style style:name="T2" style:family="text">
      <style:text-properties officeooo:rsid="00071085"/>
    </style:style>
    <style:style style:name="T3" style:family="text">
      <style:text-properties officeooo:rsid="0009928d"/>
    </style:style>
    <style:style style:name="T4" style:family="text">
      <style:text-properties fo:font-variant="normal" fo:text-transform="none" style:text-position="0% 100%" fo:font-style="normal" style:text-underline-style="none" fo:font-weight="normal" officeooo:rsid="000a248b"/>
    </style:style>
    <style:style style:name="T5" style:family="text">
      <style:text-properties officeooo:rsid="000a248b"/>
    </style:style>
    <style:style style:name="T6" style:family="text">
      <style:text-properties fo:font-style="italic" officeooo:rsid="000af931" style:font-style-asian="italic" style:font-style-complex="italic"/>
    </style:style>
    <style:style style:name="T7" style:family="text">
      <style:text-properties fo:font-style="italic" officeooo:rsid="0003449f" style:font-style-asian="italic" style:font-style-complex="italic"/>
    </style:style>
    <style:style style:name="T8" style:family="text">
      <style:text-properties fo:font-style="italic" officeooo:rsid="00071085" style:font-style-asian="italic" style:font-style-complex="italic"/>
    </style:style>
    <style:style style:name="T9" style:family="text">
      <style:text-properties fo:font-style="italic" officeooo:rsid="0009928d" style:font-style-asian="italic" style:font-style-complex="italic"/>
    </style:style>
    <style:style style:name="T10" style:family="text">
      <style:text-properties fo:font-style="italic" officeooo:rsid="00246da0" style:font-style-asian="italic" style:font-style-complex="italic"/>
    </style:style>
    <style:style style:name="T11" style:family="text">
      <style:text-properties fo:font-style="italic" officeooo:rsid="000d384e" fo:background-color="transparent" loext:char-shading-value="0" style:font-style-asian="italic" style:font-style-complex="italic"/>
    </style:style>
    <style:style style:name="T12" style:family="text">
      <style:text-properties fo:font-style="italic" officeooo:rsid="000e41a3" fo:background-color="transparent" loext:char-shading-value="0" style:font-style-asian="italic" style:font-style-complex="italic"/>
    </style:style>
    <style:style style:name="T13" style:family="text">
      <style:text-properties officeooo:rsid="000d384e" fo:background-color="transparent" loext:char-shading-value="0"/>
    </style:style>
    <style:style style:name="T14" style:family="text">
      <style:text-properties officeooo:rsid="000e41a3" fo:background-color="transparent" loext:char-shading-value="0"/>
    </style:style>
    <style:style style:name="T15" style:family="text">
      <style:text-properties officeooo:rsid="00225216" fo:background-color="transparent" loext:char-shading-value="0"/>
    </style:style>
    <style:style style:name="T16" style:family="text">
      <style:text-properties style:use-window-font-color="true" officeooo:rsid="000d384e"/>
    </style:style>
    <style:style style:name="T17" style:family="text">
      <style:text-properties style:use-window-font-color="true" officeooo:rsid="000c4430" fo:background-color="transparent" loext:char-shading-value="0"/>
    </style:style>
    <style:style style:name="T18" style:family="text">
      <style:text-properties fo:font-style="normal" officeooo:rsid="000e41a3" fo:background-color="transparent" loext:char-shading-value="0" style:font-style-asian="normal" style:font-style-complex="normal"/>
    </style:style>
    <style:style style:name="T19" style:family="text">
      <style:text-properties fo:font-size="12pt" fo:font-style="normal" officeooo:rsid="000e41a3" fo:background-color="transparent" loext:char-shading-value="0" style:font-size-asian="12pt" style:font-style-asian="normal" style:font-size-complex="12pt" style:font-style-complex="normal"/>
    </style:style>
    <style:style style:name="T20" style:family="text">
      <style:text-properties fo:font-size="12pt" fo:font-style="normal" officeooo:rsid="00131a0d" fo:background-color="transparent" loext:char-shading-value="0" style:font-size-asian="12pt" style:font-style-asian="normal" style:font-size-complex="12pt" style:font-style-complex="normal"/>
    </style:style>
    <style:style style:name="T21" style:family="text">
      <style:text-properties fo:font-size="12pt" fo:font-style="normal" officeooo:rsid="00143658" fo:background-color="transparent" loext:char-shading-value="0" style:font-size-asian="12pt" style:font-style-asian="normal" style:font-size-complex="12pt" style:font-style-complex="normal"/>
    </style:style>
    <style:style style:name="T22" style:family="text">
      <style:text-properties fo:font-size="12pt" fo:font-style="normal" officeooo:rsid="0014b421" fo:background-color="transparent" loext:char-shading-value="0" style:font-size-asian="12pt" style:font-style-asian="normal" style:font-size-complex="12pt" style:font-style-complex="normal"/>
    </style:style>
    <style:style style:name="T23" style:family="text">
      <style:text-properties fo:font-size="12pt" fo:font-style="normal" officeooo:rsid="00184000" fo:background-color="transparent" loext:char-shading-value="0" style:font-size-asian="12pt" style:font-style-asian="normal" style:font-size-complex="12pt" style:font-style-complex="normal"/>
    </style:style>
    <style:style style:name="T24" style:family="text">
      <style:text-properties fo:font-size="12pt" fo:font-style="normal" officeooo:rsid="0018f4ad" fo:background-color="transparent" loext:char-shading-value="0" style:font-size-asian="12pt" style:font-style-asian="normal" style:font-size-complex="12pt" style:font-style-complex="normal"/>
    </style:style>
    <style:style style:name="T25" style:family="text">
      <style:text-properties fo:font-size="12pt" fo:font-style="normal" officeooo:rsid="001a37b7" fo:background-color="transparent" loext:char-shading-value="0" style:font-size-asian="12pt" style:font-style-asian="normal" style:font-size-complex="12pt" style:font-style-complex="normal"/>
    </style:style>
    <style:style style:name="T26" style:family="text">
      <style:text-properties fo:font-size="12pt" fo:font-style="normal" fo:background-color="transparent" loext:char-shading-value="0" style:font-size-asian="10.5pt" style:font-style-asian="normal" style:font-size-complex="12pt" style:font-style-complex="normal"/>
    </style:style>
    <style:style style:name="T27" style:family="text">
      <style:text-properties fo:font-size="12pt" fo:font-style="normal" officeooo:rsid="0018f4ad" fo:background-color="transparent" loext:char-shading-value="0" style:font-size-asian="10.5pt" style:font-style-asian="normal" style:font-size-complex="12pt" style:font-style-complex="normal"/>
    </style:style>
    <style:style style:name="T28" style:family="text">
      <style:text-properties fo:font-size="12pt" fo:font-style="normal" officeooo:rsid="001b8646" fo:background-color="transparent" loext:char-shading-value="0" style:font-size-asian="10.5pt" style:font-style-asian="normal" style:font-size-complex="12pt" style:font-style-complex="normal"/>
    </style:style>
    <style:style style:name="T29" style:family="text">
      <style:text-properties fo:font-size="12pt" fo:font-style="normal" officeooo:rsid="001bb47a" fo:background-color="transparent" loext:char-shading-value="0" style:font-size-asian="10.5pt" style:font-style-asian="normal" style:font-size-complex="12pt" style:font-style-complex="normal"/>
    </style:style>
    <style:style style:name="T30" style:family="text">
      <style:text-properties fo:font-size="12pt" fo:font-style="normal" officeooo:rsid="001c7f99" fo:background-color="transparent" loext:char-shading-value="0" style:font-size-asian="10.5pt" style:font-style-asian="normal" style:font-size-complex="12pt" style:font-style-complex="normal"/>
    </style:style>
    <style:style style:name="T31" style:family="text">
      <style:text-properties fo:font-size="12pt" fo:font-style="normal" officeooo:rsid="001dcf56" fo:background-color="transparent" loext:char-shading-value="0" style:font-size-asian="10.5pt" style:font-style-asian="normal" style:font-size-complex="12pt" style:font-style-complex="normal"/>
    </style:style>
    <style:style style:name="T32" style:family="text">
      <style:text-properties fo:font-size="12pt" fo:font-style="normal" officeooo:rsid="0029ef1b" fo:background-color="transparent" loext:char-shading-value="0" style:font-size-asian="10.5pt" style:font-style-asian="normal" style:font-size-complex="12pt" style:font-style-complex="normal"/>
    </style:style>
    <style:style style:name="T33" style:family="text">
      <style:text-properties fo:font-size="12pt" fo:font-style="normal" officeooo:rsid="002b7b8a" fo:background-color="transparent" loext:char-shading-value="0" style:font-size-asian="10.5pt" style:font-style-asian="normal" style:font-size-complex="12pt" style:font-style-complex="normal"/>
    </style:style>
    <style:style style:name="T34" style:family="text">
      <style:text-properties fo:font-size="12pt" fo:font-style="normal" officeooo:rsid="002e5cb2" fo:background-color="transparent" loext:char-shading-value="0" style:font-size-asian="10.5pt" style:font-style-asian="normal" style:font-size-complex="12pt" style:font-style-complex="normal"/>
    </style:style>
    <style:style style:name="T35" style:family="text">
      <style:text-properties fo:font-size="12pt" fo:font-style="normal" officeooo:rsid="002f9c47" fo:background-color="transparent" loext:char-shading-value="0" style:font-size-asian="10.5pt" style:font-style-asian="normal" style:font-size-complex="12pt" style:font-style-complex="normal"/>
    </style:style>
    <style:style style:name="T36" style:family="text">
      <style:text-properties fo:font-size="12pt" fo:font-style="italic" officeooo:rsid="00131a0d" fo:background-color="transparent" loext:char-shading-value="0" style:font-size-asian="12pt" style:font-style-asian="italic" style:font-size-complex="12pt" style:font-style-complex="italic"/>
    </style:style>
    <style:style style:name="T37" style:family="text">
      <style:text-properties fo:font-size="12pt" fo:font-style="italic" officeooo:rsid="001bb47a" fo:background-color="transparent" loext:char-shading-value="0" style:font-size-asian="10.5pt" style:font-style-asian="italic" style:font-size-complex="12pt" style:font-style-complex="italic"/>
    </style:style>
    <style:style style:name="T38" style:family="text">
      <style:text-properties fo:font-size="12pt" fo:font-style="italic" officeooo:rsid="001c7f99" fo:background-color="transparent" loext:char-shading-value="0" style:font-size-asian="10.5pt" style:font-style-asian="italic" style:font-size-complex="12pt" style:font-style-complex="italic"/>
    </style:style>
    <style:style style:name="T39" style:family="text">
      <style:text-properties fo:font-size="12pt" fo:font-style="italic" officeooo:rsid="0026b94f" fo:background-color="transparent" loext:char-shading-value="0" style:font-size-asian="10.5pt" style:font-style-asian="italic" style:font-size-complex="12pt" style:font-style-complex="italic"/>
    </style:style>
    <style:style style:name="T40" style:family="text">
      <style:text-properties fo:font-size="12pt" fo:font-style="italic" officeooo:rsid="00289d1e" fo:background-color="transparent" loext:char-shading-value="0" style:font-size-asian="10.5pt" style:font-style-asian="italic" style:font-size-complex="12pt" style:font-style-complex="italic"/>
    </style:style>
    <style:style style:name="T41" style:family="text">
      <style:text-properties fo:font-size="12pt" fo:font-style="italic" officeooo:rsid="0029ef1b" fo:background-color="transparent" loext:char-shading-value="0" style:font-size-asian="10.5pt" style:font-style-asian="italic" style:font-size-complex="12pt" style:font-style-complex="italic"/>
    </style:style>
    <style:style style:name="T42" style:family="text">
      <style:text-properties fo:font-size="12pt" fo:font-style="italic" officeooo:rsid="002b7b8a" fo:background-color="transparent" loext:char-shading-value="0" style:font-size-asian="10.5pt" style:font-style-asian="italic" style:font-size-complex="12pt" style:font-style-complex="italic"/>
    </style:style>
    <style:style style:name="T43" style:family="text">
      <style:text-properties fo:font-size="12pt" officeooo:rsid="0026b94f" fo:background-color="transparent" loext:char-shading-value="0" style:font-size-asian="10.5pt" style:font-size-complex="12pt"/>
    </style:style>
    <style:style style:name="T44" style:family="text">
      <style:text-properties fo:font-size="12pt" officeooo:rsid="00289d1e" fo:background-color="transparent" loext:char-shading-value="0" style:font-size-asian="10.5pt" style:font-size-complex="12pt"/>
    </style:style>
    <style:style style:name="T45" style:family="text">
      <style:text-properties fo:font-size="12pt" officeooo:rsid="00290ff3" fo:background-color="transparent" loext:char-shading-value="0" style:font-size-asian="10.5pt" style:font-size-complex="12pt"/>
    </style:style>
    <style:style style:name="T46" style:family="text">
      <style:text-properties fo:font-size="12pt" officeooo:rsid="0029425b" fo:background-color="transparent" loext:char-shading-value="0" style:font-size-asian="10.5pt" style:font-size-complex="12pt"/>
    </style:style>
    <style:style style:name="T47" style:family="text">
      <style:text-properties fo:font-size="12pt" officeooo:rsid="0029ef1b" fo:background-color="transparent" loext:char-shading-value="0" style:font-size-asian="10.5pt" style:font-size-complex="12pt"/>
    </style:style>
    <style:style style:name="T48" style:family="text">
      <style:text-properties fo:font-size="12pt" officeooo:rsid="0026b94f" fo:background-color="transparent" loext:char-shading-value="0" style:font-size-asian="12pt" style:font-size-complex="12pt"/>
    </style:style>
    <style:style style:name="T49" style:family="text">
      <style:text-properties officeooo:rsid="001b8646"/>
    </style:style>
    <style:style style:name="T50" style:family="text">
      <style:text-properties officeooo:rsid="00246d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Cidades Inteligentes: Segurança em aplicações WEB em Prefeituras</text:p>
      <text:p text:style-name="P8">Aplicações PHP e Cobit 5</text:p>
      <text:p text:style-name="P8"/>
      <text:p text:style-name="P12"><text:span text:style-name="T5"><text:tab/>De acordo com os autores, </text:span><text:span text:style-name="T4">(LÜDERS; BIANCHINI, 2017), a</text:span><text:span text:style-name="T1"> gestão pública vem adotando medidas que melhoram a segurança nas Cidades Inteligentes. Elas formam uma rede de informações que em sua maioria, usa a linguagem de programação PHP em 82,9% e </text:span><text:span text:style-name="T6">s</text:span><text:span text:style-name="T7">oftwares</text:span><text:span text:style-name="T1"> livres. Deve ser dado uma atenção especial à segurança em todas as fases do desenvolvimento, pois, a cada dia, a sofisticação dos ataques vem crescendo. As principais vulnerabilidades testadas são: </text:span><text:span text:style-name="T8">SQL Injection</text:span><text:span text:style-name="T2">, consiste em adicionar caracteres ou comandos SQL nos campos de formulário através de parâmetros passados por </text:span><text:span text:style-name="T8">URLs</text:span><text:span text:style-name="T2">; </text:span><text:span text:style-name="T8">Cross-Site Scripting</text:span><text:span text:style-name="T2">, ela permite inserir códigos maliciosos JavaScript, por exemplo, para roubar informações contidas nos </text:span><text:span text:style-name="T8">cookies</text:span><text:span text:style-name="T2">; e </text:span><text:span text:style-name="T9">Any File Inclusion</text:span><text:span text:style-name="T3">, que é quando um atacante insere um arquivo em um URL, esse arquivo pode executar comandos maliciosos.</text:span></text:p>
      <text:p text:style-name="P9"/>
      <text:p text:style-name="Standard"/>
      <text:p text:style-name="P16">DESENVOLVIMENTO SEGURO DE APLICAÇÕES WEB SEGUINDO A METODOLOGIA OWASP</text:p>
      <text:p text:style-name="P16"/>
      <text:p text:style-name="P11"><text:span text:style-name="T49"><text:tab/>Segundo o </text:span><text:span text:style-name="T16">autor</text:span><text:span text:style-name="T17"> </text:span><text:reference-mark-start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7">(SOUZA, 2012),</text:span><text:reference-mark-end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7"> </text:span><text:span text:style-name="T13">a segurança de aplicações W</text:span><text:span text:style-name="T11">eb </text:span><text:span text:style-name="T13">não recebe a notoriedade necessária pelas empresas de desenvolvimento. Tendo isso em mente, utilizou-se a metodologia proposta pela OWASP, com a finalidade de testar se os métodos propostos são possíveis de serem aplicados, foi realizado uma pesquisa qualitativa. É importante ressaltar que as soluções pr</text:span><text:span text:style-name="T14">a</text:span><text:span text:style-name="T13">ticadas </text:span><text:span text:style-name="T14">não utiliza apenas conceitos básicos, mas também valoriza os princípios de segurança, sendo eles: confidencialidade, integridade, autenticidade e disponibilidade. O problema em questionamento é, os desenvolvedores não utilizam normas de segurança durante o ciclo vida dos projetos de </text:span><text:span text:style-name="T12">software</text:span><text:span text:style-name="T14">. Logo, a solução encontrada foi adotar técnicas e recomendações de segurança no desenvolvimento de aplicações </text:span><text:span text:style-name="T12">Web </text:span><text:span text:style-name="T18">através de metodologias para tratar riscos e ameaças.</text:span></text:p>
      <text:p text:style-name="P13"/>
      <text:p text:style-name="P14">ESTUDO E ANÁLISE DE VULNERABILIDADES WEB</text:p>
      <text:p text:style-name="P14"/>
      <text:p text:style-name="P3"><text:span text:style-name="T19"><text:tab/>O </text:span><text:span text:style-name="T20">autor </text:span><text:reference-mark-start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20">(MONTEVERDE, 2014)</text:span><text:reference-mark-end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20"> defende que, o aumento do uso de aplicações </text:span><text:span text:style-name="T36">Web</text:span><text:span text:style-name="T20">, facilitou </text:span><text:span text:style-name="T21">não só a consolidar-se como um dos principais meios de comunicação mas também</text:span><text:span text:style-name="T20"> </text:span><text:span text:style-name="T21">a expansão</text:span><text:span text:style-name="T20"> dos ataques a segurança, por outro lado, conhecer as principais vulnerabilidades, permite estabelecer medidas preventivas para garantir a segurança das aplicações, </text:span><text:span text:style-name="T23">executando,</text:span><text:span text:style-name="T21"> por exemplo, os pilares centrais da segurança. </text:span><text:span text:style-name="T23">Mas a</text:span><text:span text:style-name="T22">final o que são vulnerabilidades? São condições que podem virar falhas de segurança quando exploradas por alguém mal intencionado. Elas são construídas ao longo do desenvolvimento a partir de uma s</text:span><text:span text:style-name="T23">é</text:span><text:span text:style-name="T22">rie de fatores, por exemplo, prazos curtos para entrega do trabalho, </text:span><text:span text:style-name="T23">falta de qualificação técnica dos desenvolvedores ou até mesmo uma ausência de revisão contínua e atualizações. </text:span><text:span text:style-name="T24">Entender essas falhas e resolv</text:span><text:span text:style-name="T25">ê</text:span><text:span text:style-name="T24">-las é o principal passo a ser tomado para evitar custos futuros com manutenção.</text:span></text:p>
      <text:p text:style-name="P15"/>
      <text:p text:style-name="P5">Nı́vel de conhecimento de desenvolvedores sobre segurança em aplicações web: Pesquisa e análise</text:p>
      <text:p text:style-name="P5"/>
      <text:p text:style-name="P2"><text:span text:style-name="T27"><text:tab/>C</text:span><text:span text:style-name="T28">onforme descrito pelos autores </text:span><text:reference-mark-start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8">(COSTA et al., 2018)</text:span><text:reference-mark-end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8">, </text:span><text:span text:style-name="T29">os ataques veem crescendo co</text:span><text:span text:style-name="T31">m</text:span><text:span text:style-name="T29"> o passar do tempo, por isso, uma entrevista com desenvolvedores </text:span><text:span text:style-name="T37">web,</text:span><text:span text:style-name="T29"> foi feita </text:span><text:span text:style-name="T30">visando </text:span><text:span text:style-name="T29">mensurar o nível de conhecimento </text:span><text:span text:style-name="T30">dos programadores em identificar, analisar e corrigir ameaças a segurança do </text:span><text:soft-page-break/><text:span text:style-name="T30">código. Dos sessenta resultados obtidos pelo </text:span><text:span text:style-name="T38">survey, 73</text:span><text:span text:style-name="T30">% são respostas de profissionais com pelo mais de 3 anos de experiência, em relação à formação acadêmica, 57% contém curso superior. </text:span><text:span text:style-name="T31">Porém, a pesquisa revela que os motivos para não </text:span><text:span text:style-name="T30">implementação de prevenç</text:span><text:span text:style-name="T31">ões contra os</text:span><text:span text:style-name="T30"> ataques são: falta de conhecimento </text:span><text:span text:style-name="T31">em </text:span><text:span text:style-name="T30">(92%); prazos muito </text:span><text:span text:style-name="T31">a</text:span><text:span text:style-name="T30">pertados </text:span><text:span text:style-name="T31">em </text:span><text:span text:style-name="T30">(70%) e baixa prioridade em (47%).</text:span></text:p>
      <text:p text:style-name="P18"><text:span text:style-name="T31"><text:tab/>Além disso </text:span><text:span text:style-name="T26">90% dos entrevistados </text:span><text:span text:style-name="T31">disseram que</text:span><text:span text:style-name="T26"> a formação acadêmica não </text:span><text:span text:style-name="T31">oferece</text:span><text:span text:style-name="T26"> uma preparação adequada para lidar com segurança, </text:span><text:span text:style-name="T31">outros </text:span><text:span text:style-name="T26">50% considera o ensino insuficiente, enquanto que 37,5% afirmam que o assunto não foi abordado em sua formação acadêmica. </text:span><text:span text:style-name="T31">Mas dos que conhecem o assunto, </text:span><text:span text:style-name="T26">47% aprenderam através de livros, cursos ou documentações oficiais, enquanto 17%, aprenderam </text:span><text:span text:style-name="T31">com a prática</text:span><text:span text:style-name="T26"> da profissão. </text:span><text:span text:style-name="T31">E a</text:span><text:span text:style-name="T26">penas 30% afirmaram ter aprendido durante a formação acadêmica. </text:span><text:span text:style-name="T31">São números extremamente alarmantes pelo simples fato de que esses profissionais desenvolvem diversos aplicativos, desde redes sociais até aplicativos de bancos, logo, isso pode afetar a vida de qualquer um e fazer diversos estragos.</text:span></text:p>
      <text:p text:style-name="P17"/>
      <text:p text:style-name="P19">Guia de testes de segurança para aplicações web</text:p>
      <text:p text:style-name="P10"><text:span text:style-name="T15"><text:tab/>De acordo com o autor </text:span><text:reference-mark-start text:name="ZOTERO_ITEM CSL_CITATION {&quot;citationID&quot;:&quot;JJiE4Hal&quot;,&quot;properties&quot;:{&quot;formattedCitation&quot;:&quot;(TAHA, 2017)&quot;,&quot;plainCitation&quot;:&quot;(TAHA, 2017)&quot;,&quot;noteIndex&quot;:0},&quot;citationItems&quot;:[{&quot;id&quot;:17,&quot;uris&quot;:[&quot;http://zotero.org/users/local/scmxt7vH/items/FLSMDST2&quot;],&quot;uri&quot;:[&quot;http://zotero.org/users/local/scmxt7vH/items/FLSMDST2&quot;],&quot;itemData&quot;:{&quot;id&quot;:17,&quot;type&quot;:&quot;article-journal&quot;,&quot;title&quot;:&quot;Guia de testes de segurança para aplicações web&quot;,&quot;URL&quot;:&quot;https://repositorio.ufsc.br/xmlui/bitstream/handle/123456789/182202/MonografiaFinal.pdf?sequence=1&amp;isAllowed=y&quot;,&quot;author&quot;:[{&quot;family&quot;:&quot;Taha&quot;,&quot;given&quot;:&quot;Antonio Marco da Costa&quot;}],&quot;issued&quot;:{&quot;date-parts&quot;:[[&quot;2017&quot;]]}}}],&quot;schema&quot;:&quot;https://github.com/citation-style-language/schema/raw/master/csl-citation.json&quot;} RND1G7yYaMEvB"/><text:span text:style-name="T15">(TAHA, 2017)</text:span><text:reference-mark-end text:name="ZOTERO_ITEM CSL_CITATION {&quot;citationID&quot;:&quot;JJiE4Hal&quot;,&quot;properties&quot;:{&quot;formattedCitation&quot;:&quot;(TAHA, 2017)&quot;,&quot;plainCitation&quot;:&quot;(TAHA, 2017)&quot;,&quot;noteIndex&quot;:0},&quot;citationItems&quot;:[{&quot;id&quot;:17,&quot;uris&quot;:[&quot;http://zotero.org/users/local/scmxt7vH/items/FLSMDST2&quot;],&quot;uri&quot;:[&quot;http://zotero.org/users/local/scmxt7vH/items/FLSMDST2&quot;],&quot;itemData&quot;:{&quot;id&quot;:17,&quot;type&quot;:&quot;article-journal&quot;,&quot;title&quot;:&quot;Guia de testes de segurança para aplicações web&quot;,&quot;URL&quot;:&quot;https://repositorio.ufsc.br/xmlui/bitstream/handle/123456789/182202/MonografiaFinal.pdf?sequence=1&amp;isAllowed=y&quot;,&quot;author&quot;:[{&quot;family&quot;:&quot;Taha&quot;,&quot;given&quot;:&quot;Antonio Marco da Costa&quot;}],&quot;issued&quot;:{&quot;date-parts&quot;:[[&quot;2017&quot;]]}}}],&quot;schema&quot;:&quot;https://github.com/citation-style-language/schema/raw/master/csl-citation.json&quot;} RND1G7yYaMEvB"/><text:span text:style-name="T15">, </text:span><text:span text:style-name="T50">a quantidade de aplicações </text:span><text:span text:style-name="T10">web </text:span><text:span text:style-name="T50">presentes no cotidiano vem facilitando algumas tarefas que antes precisavam de contato físico, como operações bancárias. Grande parte destas aplicações armazenam dados sensíveis, tendo isso em mente, foi desenvolvido um guia de testes de segurança usando a metodologia OWASP como base, para ajudar os desenvolvedores em diversos estágios de aprendizado. O guia conta técnicas de teste, algumas delas são: a revisão e inspeção de manuais, que são documentos que contém informações sobre a arquitetura da aplicação; modelagem de ameaças, permite que os desenvolvedores identifiquem as ameaças antes do software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6"/>
      <text:p text:style-name="P7">Primeiros passos para o Desenvolvimento Seguro de Aplicações Web</text:p>
      <text:p text:style-name="P7"/>
      <text:p text:style-name="P1"><text:span text:style-name="T43"><text:tab/>Os aut</text:span><text:span text:style-name="T48">ores </text:span><text:reference-mark-start text:name="ZOTERO_ITEM CSL_CITATION {&quot;citationID&quot;:&quot;NnnQ0T3L&quot;,&quot;properties&quot;:{&quot;formattedCitation&quot;:&quot;(MONTANHEIRO; CARVALHO, 2018)&quot;,&quot;plainCitation&quot;:&quot;(MONTANHEIRO; CARVALHO, 2018)&quot;,&quot;noteIndex&quot;:0},&quot;citationItems&quot;:[{&quot;id&quot;:19,&quot;uris&quot;:[&quot;http://zotero.org/users/local/scmxt7vH/items/JAJ7WJ8P&quot;],&quot;uri&quot;:[&quot;http://zotero.org/users/local/scmxt7vH/items/JAJ7WJ8P&quot;],&quot;itemData&quot;:{&quot;id&quot;:19,&quot;type&quot;:&quot;paper-conference&quot;,&quot;title&quot;:&quot;Primeiros passos para o Desenvolvimento Seguro de Aplicações Web&quot;,&quot;publisher&quot;:&quot;SBC&quot;,&quot;page&quot;:&quot;233-242&quot;,&quot;source&quot;:&quot;sol.sbc.org.br&quot;,&quot;event&quot;:&quot;Anais Estendidos do XVIII Simpósio Brasileiro em Segurança da Informação e de Sistemas Computacionais&quot;,&quot;abstract&quot;:&quot;Resumo\n\t\t\t\t\tA falta de conhecimento das equipes de desenvolvimento de sistemas a respeito de segurança da informação e a falta de atenção de programadores no momento do desenvolvimento de um projeto de software podem ocasionar várias falhas, que podem ser exploradas por agentes maliciosos. Alguns gestores se esquecem da importância da segurança dos softwares que são desenvolvidos por sua equipe, o que é um grande erro. A proposta deste artigo é expor a alunos de cursos de tecnologia maneiras de desenvolver sistemas seguros em todo ciclo de vida do projeto, desde a concepção até a sua entrega ao cliente final.&quot;,&quot;URL&quot;:&quot;https://sol.sbc.org.br/index.php/sbseg_estendido/article/view/4162&quot;,&quot;language&quot;:&quot;pt-BR&quot;,&quot;author&quot;:[{&quot;family&quot;:&quot;Montanheiro&quot;,&quot;given&quot;:&quot;Lucas Souza&quot;},{&quot;family&quot;:&quot;Carvalho&quot;,&quot;given&quot;:&quot;Ana Maria Martins&quot;}],&quot;issued&quot;:{&quot;date-parts&quot;:[[&quot;2018&quot;,10,25]]},&quot;accessed&quot;:{&quot;date-parts&quot;:[[&quot;2020&quot;,4,2]]}}}],&quot;schema&quot;:&quot;https://github.com/citation-style-language/schema/raw/master/csl-citation.json&quot;} RNDZGHv0caA6q"/><text:span text:style-name="T48">(MONTANHEIRO; CARVALHO, 2018)</text:span><text:reference-mark-end text:name="ZOTERO_ITEM CSL_CITATION {&quot;citationID&quot;:&quot;NnnQ0T3L&quot;,&quot;properties&quot;:{&quot;formattedCitation&quot;:&quot;(MONTANHEIRO; CARVALHO, 2018)&quot;,&quot;plainCitation&quot;:&quot;(MONTANHEIRO; CARVALHO, 2018)&quot;,&quot;noteIndex&quot;:0},&quot;citationItems&quot;:[{&quot;id&quot;:19,&quot;uris&quot;:[&quot;http://zotero.org/users/local/scmxt7vH/items/JAJ7WJ8P&quot;],&quot;uri&quot;:[&quot;http://zotero.org/users/local/scmxt7vH/items/JAJ7WJ8P&quot;],&quot;itemData&quot;:{&quot;id&quot;:19,&quot;type&quot;:&quot;paper-conference&quot;,&quot;title&quot;:&quot;Primeiros passos para o Desenvolvimento Seguro de Aplicações Web&quot;,&quot;publisher&quot;:&quot;SBC&quot;,&quot;page&quot;:&quot;233-242&quot;,&quot;source&quot;:&quot;sol.sbc.org.br&quot;,&quot;event&quot;:&quot;Anais Estendidos do XVIII Simpósio Brasileiro em Segurança da Informação e de Sistemas Computacionais&quot;,&quot;abstract&quot;:&quot;Resumo\n\t\t\t\t\tA falta de conhecimento das equipes de desenvolvimento de sistemas a respeito de segurança da informação e a falta de atenção de programadores no momento do desenvolvimento de um projeto de software podem ocasionar várias falhas, que podem ser exploradas por agentes maliciosos. Alguns gestores se esquecem da importância da segurança dos softwares que são desenvolvidos por sua equipe, o que é um grande erro. A proposta deste artigo é expor a alunos de cursos de tecnologia maneiras de desenvolver sistemas seguros em todo ciclo de vida do projeto, desde a concepção até a sua entrega ao cliente final.&quot;,&quot;URL&quot;:&quot;https://sol.sbc.org.br/index.php/sbseg_estendido/article/view/4162&quot;,&quot;language&quot;:&quot;pt-BR&quot;,&quot;author&quot;:[{&quot;family&quot;:&quot;Montanheiro&quot;,&quot;given&quot;:&quot;Lucas Souza&quot;},{&quot;family&quot;:&quot;Carvalho&quot;,&quot;given&quot;:&quot;Ana Maria Martins&quot;}],&quot;issued&quot;:{&quot;date-parts&quot;:[[&quot;2018&quot;,10,25]]},&quot;accessed&quot;:{&quot;date-parts&quot;:[[&quot;2020&quot;,4,2]]}}}],&quot;schema&quot;:&quot;https://github.com/citation-style-language/schema/raw/master/csl-citation.json&quot;} RNDZGHv0caA6q"/><text:span text:style-name="T48"> a</text:span><text:span text:style-name="T43">ssumem que, as equipes de desenvolvimento de sistemas apresentam uma eminente falta de conhecimento e atenção a respeito de segurança da informação, e é claro que isso ocasiona falhas. Uma justificativa para esse erro, é que cada vez mais o</text:span><text:span text:style-name="T45">s</text:span><text:span text:style-name="T43"> </text:span><text:span text:style-name="T39">softwares</text:span><text:span text:style-name="T43"> são desenvolvidos em um prazo curto de tempo e são mais complexos. Então, os gestores optam por poupar custo e tempo, deixando a segurança como um acessório e não prioridade. </text:span><text:span text:style-name="T44">Ela deve ser pensada no inicio do projeto, logo, toda a equipe de desenvolvimento deveria receber um treinamento sobre a segurança de aplicações </text:span><text:span text:style-name="T40">web</text:span><text:span text:style-name="T44">, com a finalidade de mitigar os riscos nas aplicações e entender como as falhas podem gerar vulnerabilidades.</text:span></text:p>
      <text:p text:style-name="P20"/>
      <text:p text:style-name="P22">Vulnerabilidades em Aplicações Web: uma Análise Baseada nos Dados Coletados em Honeypots</text:p>
      <text:p text:style-name="P22"/>
      <text:p text:style-name="P4"><text:span text:style-name="T44"><text:tab/>O</text:span><text:span text:style-name="T46">s autores </text:span><text:reference-mark-start text:name="ZOTERO_ITEM CSL_CITATION {&quot;citationID&quot;:&quot;82Qg0CQf&quot;,&quot;properties&quot;:{&quot;formattedCitation&quot;:&quot;(CERON et al., [s.d.])&quot;,&quot;plainCitation&quot;:&quot;(CERON et al., [s.d.])&quot;,&quot;noteIndex&quot;:0},&quot;citationItems&quot;:[{&quot;id&quot;:23,&quot;uris&quot;:[&quot;http://zotero.org/users/local/scmxt7vH/items/MY5FG42Y&quot;],&quot;uri&quot;:[&quot;http://zotero.org/users/local/scmxt7vH/items/MY5FG42Y&quot;],&quot;itemData&quot;:{&quot;id&quot;:23,&quot;type&quot;:&quot;article-journal&quot;,&quot;title&quot;:&quot;Vulnerabilidades em Aplicações Web: uma Análise Baseada nos Dados Coletados em Honeypots&quot;,&quot;page&quot;:&quot;2&quot;,&quot;source&quot;:&quot;Zotero&quot;,&quot;language&quot;:&quot;pt&quot;,&quot;author&quot;:[{&quot;family&quot;:&quot;Ceron&quot;,&quot;given&quot;:&quot;João M&quot;},{&quot;family&quot;:&quot;Fagundes&quot;,&quot;given&quot;:&quot;Leonardo L&quot;},{&quot;family&quot;:&quot;Ludwig&quot;,&quot;given&quot;:&quot;Glauco A&quot;},{&quot;family&quot;:&quot;Tarouco&quot;,&quot;given&quot;:&quot;Liane&quot;},{&quot;family&quot;:&quot;Bertholdo&quot;,&quot;given&quot;:&quot;Leandro&quot;}]}}],&quot;schema&quot;:&quot;https://github.com/citation-style-language/schema/raw/master/csl-citation.json&quot;} RNDziTieINZEG"/><text:span text:style-name="T46">(CERON et al., [s.d.])</text:span><text:reference-mark-end text:name="ZOTERO_ITEM CSL_CITATION {&quot;citationID&quot;:&quot;82Qg0CQf&quot;,&quot;properties&quot;:{&quot;formattedCitation&quot;:&quot;(CERON et al., [s.d.])&quot;,&quot;plainCitation&quot;:&quot;(CERON et al., [s.d.])&quot;,&quot;noteIndex&quot;:0},&quot;citationItems&quot;:[{&quot;id&quot;:23,&quot;uris&quot;:[&quot;http://zotero.org/users/local/scmxt7vH/items/MY5FG42Y&quot;],&quot;uri&quot;:[&quot;http://zotero.org/users/local/scmxt7vH/items/MY5FG42Y&quot;],&quot;itemData&quot;:{&quot;id&quot;:23,&quot;type&quot;:&quot;article-journal&quot;,&quot;title&quot;:&quot;Vulnerabilidades em Aplicações Web: uma Análise Baseada nos Dados Coletados em Honeypots&quot;,&quot;page&quot;:&quot;2&quot;,&quot;source&quot;:&quot;Zotero&quot;,&quot;language&quot;:&quot;pt&quot;,&quot;author&quot;:[{&quot;family&quot;:&quot;Ceron&quot;,&quot;given&quot;:&quot;João M&quot;},{&quot;family&quot;:&quot;Fagundes&quot;,&quot;given&quot;:&quot;Leonardo L&quot;},{&quot;family&quot;:&quot;Ludwig&quot;,&quot;given&quot;:&quot;Glauco A&quot;},{&quot;family&quot;:&quot;Tarouco&quot;,&quot;given&quot;:&quot;Liane&quot;},{&quot;family&quot;:&quot;Bertholdo&quot;,&quot;given&quot;:&quot;Leandro&quot;}]}}],&quot;schema&quot;:&quot;https://github.com/citation-style-language/schema/raw/master/csl-citation.json&quot;} RNDziTieINZEG"/><text:span text:style-name="T46"> apresentam que, </text:span><text:span text:style-name="T47">grande parte dos incidentes de segurança acontecem contra aplicações disponíveis na Internet. Além disso, mecanismos de busca estão sendo usados como uma ferramenta para localizar </text:span><text:span text:style-name="T41">sites</text:span><text:span text:style-name="T47"> vulneráveis, agravando o problema. Algumas </text:span><text:soft-page-break/><text:span text:style-name="T47">aplicações como </text:span><text:span text:style-name="T41">webmail</text:span><text:span text:style-name="T47">, aplicativos de gerenciamento remoto, fórum de discussões entre outros, contém as mesmas vulnerabilidades, sendo elas, </text:span><text:span text:style-name="T41">Cross Site Scripting, SQL Injection, Directory Transversal, entre outras. </text:span><text:span text:style-name="T32">Atualmente, </text:span><text:span text:style-name="T33">para analisar as técnicas de ataque, estão sendo projetadas ferramentas como o </text:span><text:span text:style-name="T32">PHP Honeypot Project (PHP.HoP), </text:span><text:span text:style-name="T33">que </text:span><text:span text:style-name="T32">emulam aplicações web vulneráveis e coletam informações sobre os acessos.</text:span></text:p>
      <text:p text:style-name="P23"><text:span text:style-name="T32"><text:tab/>C</text:span><text:span text:style-name="T33">om os dados coletados, foi possível constatar que em um período de 53 dias, foi totalizado 4902 acessos aos serviços</text:span><text:span text:style-name="T42"> web</text:span><text:span text:style-name="T41">, </text:span><text:span text:style-name="T34">isso sinaliza que há uma alta </text:span><text:span text:style-name="T33">procura por aplicações web vulneráveis. </text:span><text:span text:style-name="T34">Mecanismos de busca como o google e yahoo são ferramentas de sondagem para portas e aplicações, é uma técnica eficiente, pois mecanismos tradicionais de segurança não a detecta.</text:span></text:p>
      <text:p text:style-name="P23"><text:span text:style-name="T34"/></text:p>
      <text:p text:style-name="P24"><text:span text:style-name="T34">U</text:span><text:span text:style-name="T26">sar em outra coisa no tcc.</text:span></text:p>
      <text:p text:style-name="P23"><text:span text:style-name="T34"/></text:p>
      <text:p text:style-name="P23"><text:span text:style-name="T34"><text:s/><text:tab/></text:span><text:span text:style-name="T35">A comunidade aberta </text:span><text:span text:style-name="T34">OWASP - Open Web Application Security Project é dedicada a permitir que as organizações desenvolvam, adquiram e mantenham aplicações e APIs confiáveis. A criação do OWASP Top 10 benefici</text:span><text:span text:style-name="T35">a</text:span><text:span text:style-name="T34"> de uma enorme adesão e contribuições, portanto, é baseado em de dados de empresas especializadas na área da segurança aplicacional.</text:span></text:p>
      <text:p text:style-name="P23"><text:span text:style-name="T34"><text:tab/>O principal objetivo é o de educar </text:span><text:span text:style-name="T35">os profissionais da área </text:span><text:span text:style-name="T34">sobre as consequências dos problemas, </text:span><text:span text:style-name="T35">desde os mais comuns até os mais graves, em segurança.</text:span><text:span text:style-name="T34"> O Top 10 oferec</text:span><text:span text:style-name="T35">e</text:span><text:span text:style-name="T34"> técnicas básicas para proteção, direções sobre onde encontrar informação adicional sobre estes assuntos, identificação dos riscos mais sérios para organizações </text:span><text:span text:style-name="T35">e p</text:span><text:span text:style-name="T34">ara cada um desses riscos, oferece-</text:span><text:span text:style-name="T35">se</text:span><text:span text:style-name="T34"> informaç</text:span><text:span text:style-name="T35">ão </text:span><text:span text:style-name="T34">sobre a probabilidade de ocorrência e impacto técnico.</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08:59:22.047030570</meta:creation-date>
    <dc:date>2020-04-03T14:56:35.527904777</dc:date>
    <meta:editing-duration>PT4H40M57S</meta:editing-duration>
    <meta:editing-cycles>15</meta:editing-cycles>
    <meta:generator>LibreOffice/6.0.7.3$Linux_X86_64 LibreOffice_project/00m0$Build-3</meta:generator>
    <meta:document-statistic meta:table-count="0" meta:image-count="0" meta:object-count="0" meta:page-count="3" meta:paragraph-count="20" meta:word-count="1186" meta:character-count="7964" meta:non-whitespace-character-count="6785"/>
    <meta:user-defined meta:name="ZOTERO_PREF_1">&lt;data data-version="3" zotero-version="5.0.60"&gt;&lt;session id="UynEouuD"/&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